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LayoutManager.addAreas( PositionIterator parentIter , LayoutContext layout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TableLayoutManager.getParentArea( Area child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bleLayoutManager.getBaseLength( int lengthBase , FObj f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ableLayoutManager.notifyPadding( RelSide side , MinOptMax effective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bleLayoutManager.reset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bleLayoutManager.getKeepTogether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bleLayoutManager.getHalfBorderSeparationB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LayoutManager.addChildArea( Area child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bleLayoutManager.getColum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LayoutManager.getKeepWithNext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LayoutManager.notifyBorder( RelSide side , MinOptMax effective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bleLayoutManager.getHalfBorderSeparationI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BackgroundInfo.ColumnBackgroundInfo( TableColumn column , Block backgroundArea , int xShif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bleLayoutManager.getNextKnuthElements( LayoutContext context , int alignmen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TableLayoutManager.TableLayoutManager( Tabl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LayoutManager.getKeepWithPrevious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LayoutManager.negotiateBPDAdjustment( int adj , KnuthElement las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LayoutManager.addBackgroundArea( Block backgr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LayoutManager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ableLayoutManager.discardSpace( KnuthGlue spaceG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bleLayoutManager.notifySpace( RelSide side , MinOptMax effective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ableLayoutManager.registerColumnBackgroundArea( TableColumn column , Block backgroundArea , int xShif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bleLayoutManager.ge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